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100000634000005FF05024B40.svg" manifest:media-type="image/svg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表格1" style:family="table">
      <style:table-properties style:width="17.002cm" fo:margin-left="0.011cm" table:align="left"/>
    </style:style>
    <style:style style:name="表格1.A" style:family="table-column">
      <style:table-column-properties style:column-width="8.361cm"/>
    </style:style>
    <style:style style:name="表格1.B" style:family="table-column">
      <style:table-column-properties style:column-width="8.641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8.451cm" fo:margin-left="0cm" table:align="left" style:writing-mode="lr-tb"/>
    </style:style>
    <style:style style:name="表格9.A" style:family="table-column">
      <style:table-column-properties style:column-width="2.815cm"/>
    </style:style>
    <style:style style:name="表格9.C" style:family="table-column">
      <style:table-column-properties style:column-width="2.82cm"/>
    </style:style>
    <style:style style:name="表格9.1" style:family="table-row">
      <style:table-row-properties fo:keep-together="auto"/>
    </style:style>
    <style:style style:name="表格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表格9.C1" style:family="table-cell">
      <style:table-cell-properties style:vertical-align="top" fo:padding="0.097cm" fo:border="0.1pt solid #000000" style:writing-mode="lr-tb"/>
    </style:style>
    <style:style style:name="表格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格9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表格7" style:family="table">
      <style:table-properties style:width="8.451cm" fo:margin-left="0cm" table:align="left" style:writing-mode="lr-tb"/>
    </style:style>
    <style:style style:name="表格7.A" style:family="table-column">
      <style:table-column-properties style:column-width="4.223cm"/>
    </style:style>
    <style:style style:name="表格7.B" style:family="table-column">
      <style:table-column-properties style:column-width="4.228cm"/>
    </style:style>
    <style:style style:name="表格7.1" style:family="table-row">
      <style:table-row-properties fo:keep-together="auto"/>
    </style:style>
    <style:style style:name="表格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表格7.B1" style:family="table-cell">
      <style:table-cell-properties style:vertical-align="top" fo:padding="0.097cm" fo:border="0.1pt solid #000000" style:writing-mode="lr-tb"/>
    </style:style>
    <style:style style:name="表格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格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表格2" style:family="table">
      <style:table-properties style:width="8.451cm" fo:margin-left="0cm" table:align="left" style:writing-mode="lr-tb"/>
    </style:style>
    <style:style style:name="表格2.A" style:family="table-column">
      <style:table-column-properties style:column-width="4.193cm"/>
    </style:style>
    <style:style style:name="表格2.B" style:family="table-column">
      <style:table-column-properties style:column-width="4.258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表格2.B1" style:family="table-cell">
      <style:table-cell-properties style:vertical-align="top" fo:padding="0.097cm" fo:border="0.1pt solid #000000" style:writing-mode="lr-tb"/>
    </style:style>
    <style:style style:name="表格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格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表格3" style:family="table">
      <style:table-properties style:width="8.451cm" fo:margin-left="0cm" table:align="left" style:writing-mode="lr-tb"/>
    </style:style>
    <style:style style:name="表格3.A" style:family="table-column">
      <style:table-column-properties style:column-width="4.223cm"/>
    </style:style>
    <style:style style:name="表格3.B" style:family="table-column">
      <style:table-column-properties style:column-width="4.228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表格3.B1" style:family="table-cell">
      <style:table-cell-properties style:vertical-align="top" fo:padding="0.097cm" fo:border="0.1pt solid #000000" style:writing-mode="lr-tb"/>
    </style:style>
    <style:style style:name="表格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格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表格4" style:family="table">
      <style:table-properties style:width="8.451cm" fo:margin-left="0cm" table:align="left" style:writing-mode="lr-tb"/>
    </style:style>
    <style:style style:name="表格4.A" style:family="table-column">
      <style:table-column-properties style:column-width="4.223cm"/>
    </style:style>
    <style:style style:name="表格4.B" style:family="table-column">
      <style:table-column-properties style:column-width="4.228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表格4.B1" style:family="table-cell">
      <style:table-cell-properties style:vertical-align="top" fo:padding="0.097cm" fo:border="0.1pt solid #000000" style:writing-mode="lr-tb"/>
    </style:style>
    <style:style style:name="表格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格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表格5" style:family="table">
      <style:table-properties style:width="8.451cm" fo:margin-left="0cm" table:align="left" style:writing-mode="lr-tb"/>
    </style:style>
    <style:style style:name="表格5.A" style:family="table-column">
      <style:table-column-properties style:column-width="4.223cm"/>
    </style:style>
    <style:style style:name="表格5.B" style:family="table-column">
      <style:table-column-properties style:column-width="4.228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表格5.B1" style:family="table-cell">
      <style:table-cell-properties style:vertical-align="top" fo:padding="0.097cm" fo:border="0.1pt solid #000000" style:writing-mode="lr-tb"/>
    </style:style>
    <style:style style:name="表格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格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表格6" style:family="table">
      <style:table-properties style:width="8.451cm" fo:margin-left="0cm" table:align="left" style:writing-mode="lr-tb"/>
    </style:style>
    <style:style style:name="表格6.A" style:family="table-column">
      <style:table-column-properties style:column-width="2.815cm"/>
    </style:style>
    <style:style style:name="表格6.C" style:family="table-column">
      <style:table-column-properties style:column-width="2.82cm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表格6.C1" style:family="table-cell">
      <style:table-cell-properties style:vertical-align="top" fo:padding="0.097cm" fo:border="0.1pt solid #000000" style:writing-mode="lr-tb"/>
    </style:style>
    <style:style style:name="表格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格6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5.667cm" style:rel-column-width="21845*"/>
    </style:style>
    <style:style style:name="表格8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8.C1" style:family="table-cell">
      <style:table-cell-properties fo:padding="0.097cm" fo:border="0.05pt solid #000000"/>
    </style:style>
    <style:style style:name="表格8.A2" style:family="table-cell">
      <style:table-cell-properties fo:padding="0.097cm" fo:border-left="0.05pt solid #000000" fo:border-right="none" fo:border-top="none" fo:border-bottom="0.05pt solid #000000"/>
    </style:style>
    <style:style style:name="表格8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7cm" table:align="margins"/>
    </style:style>
    <style:style style:name="表格10.A" style:family="table-column">
      <style:table-column-properties style:column-width="8.5cm" style:rel-column-width="32767*"/>
    </style:style>
    <style:style style:name="表格10.B" style:family="table-column">
      <style:table-column-properties style:column-width="8.5cm" style:rel-column-width="32768*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8.308cm" table:align="margins"/>
    </style:style>
    <style:style style:name="表格11.A" style:family="table-column">
      <style:table-column-properties style:column-width="4.154cm" style:rel-column-width="32768*"/>
    </style:style>
    <style:style style:name="表格11.B" style:family="table-column">
      <style:table-column-properties style:column-width="4.154cm" style:rel-column-width="32767*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-left="none" fo:border-right="0.05pt solid #000000" fo:border-top="0.05pt solid #000000" fo:border-bottom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none" fo:border-right="0.05pt solid #000000" fo:border-top="none" fo:border-bottom="0.05pt solid #000000"/>
    </style:style>
    <style:style style:name="表格12" style:family="table">
      <style:table-properties style:width="3.96cm" table:align="margins"/>
    </style:style>
    <style:style style:name="表格12.A" style:family="table-column">
      <style:table-column-properties style:column-width="3.96cm" style:rel-column-width="65535*"/>
    </style:style>
    <style:style style:name="表格12.A1" style:family="table-cell">
      <style:table-cell-properties fo:padding="0.097cm" fo:border="0.05pt solid #000000"/>
    </style:style>
    <style:style style:name="表格13" style:family="table">
      <style:table-properties style:width="3.96cm" table:align="margins"/>
    </style:style>
    <style:style style:name="表格13.A" style:family="table-column">
      <style:table-column-properties style:column-width="3.96cm" style:rel-column-width="65535*"/>
    </style:style>
    <style:style style:name="表格13.A1" style:family="table-cell">
      <style:table-cell-properties fo:padding="0.097cm" fo:border="0.05pt solid #000000"/>
    </style:style>
    <style:style style:name="表格13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" style:family="table">
      <style:table-properties style:width="3.96cm" table:align="margins"/>
    </style:style>
    <style:style style:name="表格14.A" style:family="table-column">
      <style:table-column-properties style:column-width="3.96cm" style:rel-column-width="65535*"/>
    </style:style>
    <style:style style:name="表格14.A1" style:family="table-cell">
      <style:table-cell-properties fo:padding="0.097cm" fo:border="0.05pt solid #000000"/>
    </style:style>
    <style:style style:name="表格14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0.5pt" style:font-size-asian="10.5pt" style:font-size-complex="10.5pt"/>
    </style:style>
    <style:style style:name="P11" style:family="paragraph" style:parent-style-name="Table_20_Contents">
      <style:text-properties style:font-name="宋体" fo:font-size="10.5pt" style:font-name-asian="宋体" style:font-size-asian="10.5pt" style:font-name-complex="宋体"/>
    </style:style>
    <style:style style:name="P12" style:family="paragraph" style:parent-style-name="Table_20_Contents">
      <style:text-properties style:font-name="宋体" fo:font-size="10.5pt" style:font-name-asian="宋体" style:font-size-asian="10.5pt" style:font-name-complex="宋体" style:font-size-complex="10.5pt"/>
    </style:style>
    <style:style style:name="P13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“月球登录者”游戏</text:p>
      <text:p text:style-name="P6">项目计划</text:p>
      <text:p text:style-name="P8"/>
      <text:p text:style-name="P8"/>
      <text:p text:style-name="P8">目录</text:p>
      <text:p text:style-name="P5"/>
      <text:p text:style-name="P9">版权声明</text:p>
      <text:p text:style-name="P9">如何查看该文档</text:p>
      <text:p text:style-name="P9">感谢</text:p>
      <text:p text:style-name="P9">项目描述</text:p>
      <text:p text:style-name="P9">要实现什么</text:p>
      <text:p text:style-name="P9">怎么实现</text:p>
      <text:p text:style-name="P9">问题有哪些</text:p>
      <text:p text:style-name="P9">如何解决问题及时间的预估</text:p>
      <text:p text:style-name="P9">有哪些资源可供解决问题</text:p>
      <text:p text:style-name="P9">资源如何分配</text:p>
      <text:p text:style-name="P9">项目需要多长时间</text:p>
      <text:p text:style-name="P9">项目的里程碑是什么</text:p>
      <text:p text:style-name="P9">游戏模型</text:p>
      <text:p text:style-name="P9">游戏的接口描述</text:p>
      <text:p text:style-name="P9">疑问解答</text:p>
      <text:p text:style-name="P9"/>
      <text:p text:style-name="P1"/>
      <text:p text:style-name="P1"/>
      <text:p text:style-name="P2"/>
      <text:p text:style-name="P2"/>
      <text:p text:style-name="P2"><draw:frame draw:style-name="fr1" draw:name="图形1" text:anchor-type="paragraph" svg:x="7.23cm" svg:y="0.021cm" svg:width="1.588cm" svg:height="1.535cm" draw:z-index="0"><draw:image xlink:href="Pictures/2000000100000634000005FF05024B40.svg" xlink:type="simple" xlink:show="embed" xlink:actuate="onLoad"/></draw:frame></text:p>
      <text:p text:style-name="P2"/>
      <text:p text:style-name="P2"/>
      <text:p text:style-name="P2"><text:tab/><text:tab/><text:tab/><text:tab/><text:tab/></text:p>
      <text:p text:style-name="P2"/>
      <text:p text:style-name="P2"/>
      <text:p text:style-name="P2"/>
      <text:p text:style-name="P2"><text:tab/><text:tab/><text:tab/><text:tab/><text:tab/><text:tab/><text:tab/><text:tab/>文档作者： Rob&lt;<text:a xlink:type="simple" xlink:href="mailto:code.server.matrix@gmail.com">code.server.matrix@gmail.com</text:a>&gt;</text:p>
      <text:p text:style-name="P2"/>
      <text:p text:style-name="P2"/>
      <text:p text:style-name="P2"/>
      <text:p text:style-name="P2"><text:soft-page-break/></text:p>
      <text:p text:style-name="P2"/>
      <text:p text:style-name="P2">版权声明</text:p>
      <text:p text:style-name="P2"><text:tab/><text:span text:style-name="T3">该文档的版权属于文档的作者所有，任何个人或组织不得在未经作者允许的情况下，以任何方式复制或传播该文档。</text:span></text:p>
      <text:p text:style-name="P7"/>
      <text:p text:style-name="P7"/>
      <text:p text:style-name="P2">如何查看该文档</text:p>
      <text:p text:style-name="P3"><text:span text:style-name="T1"><text:tab/>为了方便用户阅读，该文档将会以问答的形式呈现。用户如果要详细了解该项目的计划，建议顺序阅读。如果您发现了该文档中技术层面的不妥之处，请以以下的格式将错误发送至</text:span><text:a xlink:type="simple" xlink:href="mailto:code.server.matrix@gmail.com"><text:span text:style-name="T1">code.</text:span></text:a><text:a xlink:type="simple" xlink:href="mailto:server.matrix@gmail.com"><text:span text:style-name="T1">server.matrix@gmail.com</text:span></text:a><text:span text:style-name="T1"> , 感谢您的支持！</text:span></text:p>
      <text:p text:style-name="P1"><text:tab/>错误报告格式：</text:p>
      <text:p text:style-name="P1"><text:tab/><text:tab/>错误/不完善之处：xxx</text:p>
      <text:p text:style-name="P1"><text:tab/><text:tab/>改正/改进：xxx</text:p>
      <text:p text:style-name="P1"><text:tab/><text:tab/>报告者：姓名 xxx 联系方式 xxx 地址 xxx</text:p>
      <text:p text:style-name="P1"/>
      <text:p text:style-name="P2">感谢</text:p>
      <text:p text:style-name="P2"><text:tab/><text:span text:style-name="T3">感谢Apache.Batik项目，和免费的可视化svg编辑器Inkscape的开发团队和Intellij idea社区版的开发团队，还有sun/Oracle公司曾经对Java开发作出贡献的人们。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9">项目描述</text:p>
      <text:p text:style-name="P9"><text:tab/></text:p>
      <text:p text:style-name="P9"><text:span text:style-name="T2"><text:tab/></text:span><text:span text:style-name="T3">该项目开发的是一个名为“月球登录者(LunarLander)”的基于Java平台(J2SE)的2D游戏，更多的关于“月球登录者”游戏的信息，请在Web中查看其Wiki。</text:span></text:p>
      <text:p text:style-name="P7"/>
      <text:p text:style-name="P7"/>
      <text:p text:style-name="P9">要实现什么</text:p>
      <text:p text:style-name="P9"/>
      <text:list xml:id="list2005481024" text:style-name="L1">
        <text:list-item>
          <text:list>
            <text:list-item>
              <text:p text:style-name="P14">优雅美观的游戏界面</text:p>
            </text:list-item>
            <text:list-item>
              <text:p text:style-name="P14">易操作性</text:p>
            </text:list-item>
            <text:list-item>
              <text:p text:style-name="P14">挑战性、趣味性</text:p>
            </text:list-item>
          </text:list>
        </text:list-item>
      </text:list>
      <text:p text:style-name="P7"/>
      <text:p text:style-name="P9">怎么实现</text:p>
      <text:p text:style-name="P9"/>
      <text:list xml:id="list1648555362" text:style-name="L2">
        <text:list-item>
          <text:list>
            <text:list-item>
              <text:p text:style-name="P15">要实现美观的游戏界面，就牵扯到了GUI编程。面临的问题是</text:p>
              <text:p text:style-name="P15">a. 选用图形库的准则是什么？</text:p>
              <text:list>
                <text:list-header>
                  <text:p text:style-name="P15">首先，要支持该游戏将要发布的平台且能实现游戏中出现的所有的GUI元素。其次，要易于开发者学习，不能太复杂。</text:p>
                </text:list-header>
              </text:list>
            </text:list-item>
          </text:list>
        </text:list-item>
      </text:list>
      <text:p text:style-name="P7"><text:tab/><text:tab/> <text:s text:c="3"/>b. 最终要选用哪个库 ？</text:p>
      <text:p text:style-name="P7"><text:tab/><text:tab/><text:tab/> <text:s text:c="3"/>最终选定Java Swing库和Apache Batik库，前者用来实现游戏窗口，后者用来实现svg画</text:p>
      <text:p text:style-name="P7"><text:tab/><text:tab/><text:tab/> <text:s text:c="3"/>布。</text:p>
      <text:list xml:id="list1414049204" text:continue-numbering="true" text:style-name="L2">
        <text:list-item>
          <text:list>
            <text:list-item>
              <text:p text:style-name="P15">要实现易操作性，就要求游戏里面的操作不能太复杂，这个复杂指两方面，第一，操作太多， 第二，对操作的精度要求不合理。</text:p>
            </text:list-item>
            <text:list-item>
              <text:p text:style-name="P15">如果一个游戏没有挑战性，肯定会失去趣味性，所以，要在游戏中设置有挑战性的游戏环节。 比如可以设置合理的游戏难度梯度。</text:p>
            </text:list-item>
          </text:list>
        </text:list-item>
      </text:list>
      <text:p text:style-name="P9"><text:tab/><text:tab/></text:p>
      <text:p text:style-name="P9">问题有哪些</text:p>
      <text:p text:style-name="P9"/>
      <text:list xml:id="list1361024344" text:style-name="L3">
        <text:list-item>
          <text:list>
            <text:list-item>
              <text:p text:style-name="P16">如何实现动画，即如何实现2D图形的基本运动？</text:p>
            </text:list-item>
            <text:list-item>
              <text:p text:style-name="P16">如何同步某些动画？</text:p>
            </text:list-item>
            <text:list-item>
              <text:p text:style-name="P16">如何检测边缘碰撞？</text:p>
            </text:list-item>
            <text:list-item>
              <text:p text:style-name="P16">如何播放声音？</text:p>
            </text:list-item>
            <text:list-item>
              <text:p text:style-name="P16">用具体的代码实现上述1、2、3、4需要具备哪些知识</text:p>
            </text:list-item>
          </text:list>
        </text:list-item>
      </text:list>
      <text:p text:style-name="P9">如何解决问题及时间的预估</text:p>
      <text:p text:style-name="P9"/>
      <text:p text:style-name="P9">1.</text:p>
      <text:p text:style-name="P7">a.在哪显示？</text:p>
      <text:p text:style-name="P7"><text:tab/>要实现动画，首先得选用一个合适的画布。</text:p>
      <text:p text:style-name="P9"><text:span text:style-name="T3"><text:tab/>该项目选用的画布为svg画布，所谓svg画布，是指专门绘制svg文件的画布。具体的实现是用了Apache Batik项目中的org.apache.batik.swing.JSVGCanvas类。具体的实现过程，参见“疑问解答”中的“如何</text:span><text:soft-page-break/><text:span text:style-name="T3">用Java实现svg图形的显示“。</text:span></text:p>
      <text:p text:style-name="P7"/>
      <text:p text:style-name="P7">b.二维图形的基本运动是什么？</text:p>
      <text:p text:style-name="P7"><text:tab/>平移、旋转、缩放</text:p>
      <text:p text:style-name="P7"/>
      <text:p text:style-name="P7">c.如何实现平移？</text:p>
      <text:p text:style-name="P7">d.如何实现旋转？</text:p>
      <text:p text:style-name="P7">e.如何实现缩放？</text:p>
      <text:p text:style-name="P9">2.</text:p>
      <text:p text:style-name="P7">a.什么是同步动画？</text:p>
      <text:p text:style-name="P7"><text:tab/>若干个在现实中有关联且同步出现的现象用动画进行的模拟</text:p>
      <text:p text:style-name="P7">b.如何具体的实现同步动画？</text:p>
      <text:p text:style-name="P7"><text:tab/></text:p>
      <text:p text:style-name="P9">3.</text:p>
      <text:p text:style-name="P7">a. 什么是边缘碰撞检测？</text:p>
      <text:p text:style-name="P7">b. 如何具体的实现？</text:p>
      <text:p text:style-name="P7"/>
      <text:p text:style-name="P9">4.</text:p>
      <text:p text:style-name="P7">a. 选用哪个声音库？</text:p>
      <text:p text:style-name="P7">b. 具体将如何实现？</text:p>
      <text:p text:style-name="P7">c. 在实现过程中可能出现的困难或问题?</text:p>
      <text:p text:style-name="P7">d. 如何解决这些问题？</text:p>
      <text:p text:style-name="P7"/>
      <text:p text:style-name="P7"/>
      <text:p text:style-name="P9">5.</text:p>
      <text:p text:style-name="P7">需要哪些知识</text:p>
      <text:p text:style-name="P7"/>
      <text:p text:style-name="P7">时间的预估</text:p>
      <text:p text:style-name="P7"/>
      <text:p text:style-name="P9">有哪些资源可供解决问题</text:p>
      <text:p text:style-name="P7">a. 开发者</text:p>
      <text:p text:style-name="P9"><text:tab/>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12">开发者</text:p>
          </table:table-cell>
          <table:table-cell table:style-name="表格1.B1" office:value-type="string">
            <table:table table:name="表格9" table:style-name="表格9">
              <table:table-column table:style-name="表格9.A" table:number-columns-repeated="2"/>
              <table:table-column table:style-name="表格9.C"/>
              <table:table-row table:style-name="表格9.1">
                <table:table-cell table:style-name="表格9.A1" office:value-type="string">
                  <text:p text:style-name="P12">姓名</text:p>
                </table:table-cell>
                <table:table-cell table:style-name="表格9.A1" office:value-type="string">
                  <text:p text:style-name="P12">联系方式</text:p>
                </table:table-cell>
                <table:table-cell table:style-name="表格9.C1" office:value-type="string">
                  <text:p text:style-name="P12">住址</text:p>
                </table:table-cell>
              </table:table-row>
              <table:table-row table:style-name="表格9.1">
                <table:table-cell table:style-name="表格9.A2" office:value-type="string">
                  <text:p text:style-name="P12">邓凯</text:p>
                </table:table-cell>
                <table:table-cell table:style-name="表格9.A2" office:value-type="string">
                  <text:p text:style-name="P12">18740474258</text:p>
                </table:table-cell>
                <table:table-cell table:style-name="表格9.C2" office:value-type="string">
                  <text:p text:style-name="P12">2#318</text:p>
                </table:table-cell>
              </table:table-row>
              <table:table-row table:style-name="表格9.1">
                <table:table-cell table:style-name="表格9.A2" office:value-type="string">
                  <text:p text:style-name="P11">乔磊</text:p>
                </table:table-cell>
                <table:table-cell table:style-name="表格9.A2" office:value-type="string">
                  <text:p text:style-name="P12">18329964637</text:p>
                </table:table-cell>
                <table:table-cell table:style-name="表格9.C2" office:value-type="string">
                  <text:p text:style-name="P12">2#B316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表格1.A2" office:value-type="string">
            <text:p text:style-name="P12">开发者技术水平</text:p>
          </table:table-cell>
          <table:table-cell table:style-name="表格1.B2" office:value-type="string">
            <table:table table:name="表格7" table:style-name="表格7">
              <table:table-column table:style-name="表格7.A"/>
              <table:table-column table:style-name="表格7.B"/>
              <table:table-row table:style-name="表格7.1">
                <table:table-cell table:style-name="表格7.A1" office:value-type="string">
                  <text:p text:style-name="P12">邓凯</text:p>
                </table:table-cell>
                <table:table-cell table:style-name="表格7.B1" office:value-type="string">
                  <text:p text:style-name="P12">不行</text:p>
                </table:table-cell>
              </table:table-row>
              <table:table-row table:style-name="表格7.1">
                <table:table-cell table:style-name="表格7.A2" office:value-type="string">
                  <text:p text:style-name="P12">乔磊</text:p>
                </table:table-cell>
                <table:table-cell table:style-name="表格7.B2" office:value-type="string">
                  <text:p text:style-name="P12">一般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表格1.A2" office:value-type="string">
            <text:p text:style-name="P12">开发者的学习能力</text:p>
          </table:table-cell>
          <table:table-cell table:style-name="表格1.B2" office:value-type="string">
            <table:table table:name="表格2" table:style-name="表格2">
              <table:table-column table:style-name="表格2.A"/>
              <table:table-column table:style-name="表格2.B"/>
              <table:table-row table:style-name="表格2.1">
                <table:table-cell table:style-name="表格2.A1" office:value-type="string">
                  <text:p text:style-name="P12">邓凯</text:p>
                </table:table-cell>
                <table:table-cell table:style-name="表格2.B1" office:value-type="string">
                  <text:p text:style-name="P12">及格</text:p>
                </table:table-cell>
              </table:table-row>
              <table:table-row table:style-name="表格2.1">
                <table:table-cell table:style-name="表格2.A2" office:value-type="string">
                  <text:p text:style-name="P12">乔磊</text:p>
                </table:table-cell>
                <table:table-cell table:style-name="表格2.B2" office:value-type="string">
                  <text:p text:style-name="P12">一般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表格1.A2" office:value-type="string">
            <text:p text:style-name="P12">开发者对项目是否有热情</text:p>
          </table:table-cell>
          <table:table-cell table:style-name="表格1.B2" office:value-type="string">
            <table:table table:name="表格3" table:style-name="表格3">
              <table:table-column table:style-name="表格3.A"/>
              <table:table-column table:style-name="表格3.B"/>
              <table:table-row table:style-name="表格3.1">
                <table:table-cell table:style-name="表格3.A1" office:value-type="string">
                  <text:p text:style-name="P12">邓凯</text:p>
                </table:table-cell>
                <table:table-cell table:style-name="表格3.B1" office:value-type="string">
                  <text:p text:style-name="P12">有，不过能力有限</text:p>
                </table:table-cell>
              </table:table-row>
              <table:table-row table:style-name="表格3.1">
                <table:table-cell table:style-name="表格3.A2" office:value-type="string">
                  <text:p text:style-name="P12"><text:soft-page-break/>乔磊</text:p>
                </table:table-cell>
                <table:table-cell table:style-name="表格3.B2" office:value-type="string">
                  <text:p text:style-name="P12">时有时无,不稳定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表格1.A2" office:value-type="string">
            <text:p text:style-name="P12">开发者是否能够坚持</text:p>
          </table:table-cell>
          <table:table-cell table:style-name="表格1.B2" office:value-type="string">
            <table:table table:name="表格4" table:style-name="表格4">
              <table:table-column table:style-name="表格4.A"/>
              <table:table-column table:style-name="表格4.B"/>
              <table:table-row table:style-name="表格4.1">
                <table:table-cell table:style-name="表格4.A1" office:value-type="string">
                  <text:p text:style-name="P12">邓凯</text:p>
                </table:table-cell>
                <table:table-cell table:style-name="表格4.B1" office:value-type="string">
                  <text:p text:style-name="P12">能</text:p>
                </table:table-cell>
              </table:table-row>
              <table:table-row table:style-name="表格4.1">
                <table:table-cell table:style-name="表格4.A2" office:value-type="string">
                  <text:p text:style-name="P12">乔磊</text:p>
                </table:table-cell>
                <table:table-cell table:style-name="表格4.B2" office:value-type="string">
                  <text:p text:style-name="P12">可以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表格1.A2" office:value-type="string">
            <text:p text:style-name="P12">开发者是否有足够的空闲时间</text:p>
          </table:table-cell>
          <table:table-cell table:style-name="表格1.B2" office:value-type="string">
            <table:table table:name="表格5" table:style-name="表格5">
              <table:table-column table:style-name="表格5.A"/>
              <table:table-column table:style-name="表格5.B"/>
              <table:table-row table:style-name="表格5.1">
                <table:table-cell table:style-name="表格5.A1" office:value-type="string">
                  <text:p text:style-name="P12">邓凯</text:p>
                </table:table-cell>
                <table:table-cell table:style-name="表格5.B1" office:value-type="string">
                  <text:p text:style-name="P12">有</text:p>
                </table:table-cell>
              </table:table-row>
              <table:table-row table:style-name="表格5.1">
                <table:table-cell table:style-name="表格5.A2" office:value-type="string">
                  <text:p text:style-name="P12">乔磊</text:p>
                </table:table-cell>
                <table:table-cell table:style-name="表格5.B2" office:value-type="string">
                  <text:p text:style-name="P12">有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表格1.A2" office:value-type="string">
            <text:p text:style-name="P12">开发者</text:p>
          </table:table-cell>
          <table:table-cell table:style-name="表格1.B2" office:value-type="string">
            <table:table table:name="表格6" table:style-name="表格6">
              <table:table-column table:style-name="表格6.A" table:number-columns-repeated="2"/>
              <table:table-column table:style-name="表格6.C"/>
              <table:table-row table:style-name="表格6.1">
                <table:table-cell table:style-name="表格6.A1" office:value-type="string">
                  <text:p text:style-name="P12">姓名</text:p>
                </table:table-cell>
                <table:table-cell table:style-name="表格6.A1" office:value-type="string">
                  <text:p text:style-name="P12">联系方式</text:p>
                </table:table-cell>
                <table:table-cell table:style-name="表格6.C1" office:value-type="string">
                  <text:p text:style-name="P12">住址</text:p>
                </table:table-cell>
              </table:table-row>
              <table:table-row table:style-name="表格6.1">
                <table:table-cell table:style-name="表格6.A2" office:value-type="string">
                  <text:p text:style-name="P12">邓凯</text:p>
                </table:table-cell>
                <table:table-cell table:style-name="表格6.A2" office:value-type="string">
                  <text:p text:style-name="P12">18740474258</text:p>
                </table:table-cell>
                <table:table-cell table:style-name="表格6.C2" office:value-type="string">
                  <text:p text:style-name="P12">2#318</text:p>
                </table:table-cell>
              </table:table-row>
              <table:table-row table:style-name="表格6.1">
                <table:table-cell table:style-name="表格6.A2" office:value-type="string">
                  <text:p text:style-name="P11">乔磊</text:p>
                </table:table-cell>
                <table:table-cell table:style-name="表格6.A2" office:value-type="string">
                  <text:p text:style-name="P12">18329964637</text:p>
                </table:table-cell>
                <table:table-cell table:style-name="表格6.C2" office:value-type="string">
                  <text:p text:style-name="P12">2#B316</text:p>
                </table:table-cell>
              </table:table-row>
            </table:table>
            <text:p text:style-name="Table_20_Contents"/>
          </table:table-cell>
        </table:table-row>
      </table:table>
      <text:p text:style-name="P9"/>
      <text:p text:style-name="P7">b. 时间</text:p>
      <table:table table:name="表格8" table:style-name="表格8">
        <table:table-column table:style-name="表格8.A" table:number-columns-repeated="3"/>
        <table:table-row>
          <table:table-cell table:style-name="表格8.A1" office:value-type="string">
            <text:p text:style-name="P10">开发者</text:p>
          </table:table-cell>
          <table:table-cell table:style-name="表格8.A1" office:value-type="string">
            <text:p text:style-name="P10">空闲时间段</text:p>
          </table:table-cell>
          <table:table-cell table:style-name="表格8.C1" office:value-type="string">
            <text:p text:style-name="P10">每月可以用来开发的总时间</text:p>
          </table:table-cell>
        </table:table-row>
        <table:table-row>
          <table:table-cell table:style-name="表格8.A2" office:value-type="string">
            <text:p text:style-name="P10">邓凯</text:p>
          </table:table-cell>
          <table:table-cell table:style-name="表格8.A2" office:value-type="string">
            <text:p text:style-name="P10">未知</text:p>
          </table:table-cell>
          <table:table-cell table:style-name="表格8.C2" office:value-type="string">
            <text:p text:style-name="P10">15小时</text:p>
          </table:table-cell>
        </table:table-row>
        <table:table-row>
          <table:table-cell table:style-name="表格8.A2" office:value-type="string">
            <text:p text:style-name="P10">乔磊</text:p>
          </table:table-cell>
          <table:table-cell table:style-name="表格8.A2" office:value-type="string">
            <text:p text:style-name="P10">每周的周五下午、周六、周日</text:p>
          </table:table-cell>
          <table:table-cell table:style-name="表格8.C2" office:value-type="string">
            <text:p text:style-name="P10"><text:s/>20小时</text:p>
          </table:table-cell>
        </table:table-row>
      </table:table>
      <text:p text:style-name="P7"/>
      <text:p text:style-name="P7"/>
      <text:p text:style-name="P9">资源如何分配</text:p>
      <text:p text:style-name="P9"/>
      <text:p text:style-name="P7">a. 角色分配</text:p>
      <text:p text:style-name="P7"><text:tab/>Q: 该项目中需要哪些角色？</text:p>
      <text:p text:style-name="P7"><text:tab/>A: 项目负责人(M)、开发人员(D)、测试人员(T)。</text:p>
      <text:p text:style-name="P9"/>
      <text:p text:style-name="P9"><text:tab/><text:span text:style-name="T3">Q: 各个角色分别要承担什么责任？</text:span></text:p>
      <text:p text:style-name="P7"><text:tab/>A:</text:p>
      <text:p text:style-name="P7"><text:tab/><text:tab/></text:p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10">角色</text:p>
          </table:table-cell>
          <table:table-cell table:style-name="表格10.B1" office:value-type="string">
            <text:p text:style-name="P10">责任</text:p>
          </table:table-cell>
        </table:table-row>
        <table:table-row>
          <table:table-cell table:style-name="表格10.A2" office:value-type="string">
            <text:p text:style-name="P10">M</text:p>
          </table:table-cell>
          <table:table-cell table:style-name="表格10.B2" office:value-type="string">
            <table:table table:name="表格11" table:style-name="表格11">
              <table:table-column table:style-name="表格11.A"/>
              <table:table-column table:style-name="表格11.B"/>
              <table:table-row>
                <table:table-cell table:style-name="表格11.A1" office:value-type="string">
                  <text:p text:style-name="P10">制定项目计划</text:p>
                </table:table-cell>
                <table:table-cell table:style-name="表格11.B1" office:value-type="string">
                  <table:table table:name="表格12" table:style-name="表格12">
                    <table:table-column table:style-name="表格12.A"/>
                    <table:table-row>
                      <table:table-cell table:style-name="表格12.A1" office:value-type="string">
                        <text:p text:style-name="P10">设计项目进度的雏形</text:p>
                      </table:table-cell>
                    </table:table-row>
                  </table:table>
                  <text:p text:style-name="P13"/>
                </table:table-cell>
              </table:table-row>
              <table:table-row>
                <table:table-cell table:style-name="表格11.A2" office:value-type="string">
                  <text:p text:style-name="P10">负责相关培训</text:p>
                </table:table-cell>
                <table:table-cell table:style-name="表格11.B2" office:value-type="string">
                  <table:table table:name="表格13" table:style-name="表格13">
                    <table:table-column table:style-name="表格13.A"/>
                    <table:table-row>
                      <table:table-cell table:style-name="表格13.A1" office:value-type="string">
                        <text:p text:style-name="P10">培训对象是谁</text:p>
                      </table:table-cell>
                    </table:table-row>
                    <table:table-row>
                      <table:table-cell table:style-name="表格13.A2" office:value-type="string">
                        <text:p text:style-name="P10">培训哪些内容</text:p>
                      </table:table-cell>
                    </table:table-row>
                    <table:table-row>
                      <table:table-cell table:style-name="表格13.A2" office:value-type="string">
                        <text:p text:style-name="P10">培训要达到什么效果</text:p>
                      </table:table-cell>
                    </table:table-row>
                    <table:table-row>
                      <table:table-cell table:style-name="表格13.A2" office:value-type="string">
                        <text:p text:style-name="P10">什么时候开始培训</text:p>
                      </table:table-cell>
                    </table:table-row>
                    <table:table-row>
                      <table:table-cell table:style-name="表格13.A2" office:value-type="string">
                        <text:p text:style-name="P10">培训多长时间</text:p>
                      </table:table-cell>
                    </table:table-row>
                    <table:table-row>
                      <table:table-cell table:style-name="表格13.A2" office:value-type="string">
                        <text:p text:style-name="P10">是否达到了培训所期待的</text:p>
                      </table:table-cell>
                    </table:table-row>
                  </table:table>
                  <text:p text:style-name="P13"/>
                </table:table-cell>
              </table:table-row>
              <table:table-row>
                <table:table-cell table:style-name="表格11.A2" office:value-type="string">
                  <text:p text:style-name="P10">负责设计软件</text:p>
                </table:table-cell>
                <table:table-cell table:style-name="表格11.B2" office:value-type="string">
                  <table:table table:name="表格14" table:style-name="表格14">
                    <table:table-column table:style-name="表格14.A"/>
                    <table:table-row>
                      <table:table-cell table:style-name="表格14.A1" office:value-type="string">
                        <text:p text:style-name="P10">软件要实现什么功能</text:p>
                      </table:table-cell>
                    </table:table-row>
                    <table:table-row>
                      <table:table-cell table:style-name="表格14.A2" office:value-type="string">
                        <text:p text:style-name="P10"><text:soft-page-break/>软件的结构是什么</text:p>
                      </table:table-cell>
                    </table:table-row>
                    <table:table-row>
                      <table:table-cell table:style-name="表格14.A2" office:value-type="string">
                        <text:p text:style-name="P10">如何实现这个结构</text:p>
                      </table:table-cell>
                    </table:table-row>
                  </table:table>
                  <text:p text:style-name="P13"/>
                </table:table-cell>
              </table:table-row>
            </table:table>
            <text:p text:style-name="P13"/>
          </table:table-cell>
        </table:table-row>
        <table:table-row>
          <table:table-cell table:style-name="表格10.A2" office:value-type="string">
            <text:p text:style-name="P10">D</text:p>
          </table:table-cell>
          <table:table-cell table:style-name="表格10.B2" office:value-type="string">
            <text:p text:style-name="P10"/>
          </table:table-cell>
        </table:table-row>
      </table:table>
      <text:p text:style-name="P7"/>
      <text:p text:style-name="P9">项目需要多长时间</text:p>
      <text:p text:style-name="P9">项目的里程碑是什么</text:p>
      <text:p text:style-name="P9">游戏模型</text:p>
      <text:p text:style-name="P9">游戏的接口描述</text:p>
      <text:p text:style-name="P9">疑问解答</text:p>
      <text:list xml:id="list1491640392" text:style-name="L4">
        <text:list-item>
          <text:list>
            <text:list-item>
              <text:p text:style-name="P17">为什么要用svg画布</text:p>
            </text:list-item>
            <text:list-item>
              <text:p text:style-name="P17">svg是什么？</text:p>
            </text:list-item>
            <text:list-item>
              <text:p text:style-name="P17">如何用Java实现svg图形的显示</text:p>
            </text:list-item>
            <text:list-item>
              <text:p text:style-name="P17">为什么要有一个完善的项目计划？</text:p>
            </text:list-item>
            <text:list-item>
              <text:p text:style-name="P17">耦合与内聚？</text:p>
            </text:list-item>
            <text:list-item>
              <text:p text:style-name="P17">抽象的意义？</text:p>
            </text:list-item>
            <text:list-item>
              <text:p text:style-name="P17">对边界的考虑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正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</meta:initial-creator>
    <meta:creation-date>2012-09-29T10:19:56</meta:creation-date>
    <dc:date>2012-10-08T19:58:29</dc:date>
    <dc:creator>rob </dc:creator>
    <meta:editing-duration>PT3H31M57S</meta:editing-duration>
    <meta:editing-cycles>27</meta:editing-cycles>
    <meta:generator>LibreOffice/3.5$Linux_x86 LibreOffice_project/350m1$Build-2</meta:generator>
    <meta:document-statistic meta:table-count="14" meta:image-count="1" meta:object-count="0" meta:page-count="6" meta:paragraph-count="173" meta:word-count="671" meta:character-count="1654" meta:non-whitespace-character-count="2075"/>
  </office:meta>
</office:document-meta>
</file>